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473" officeooo:paragraph-rsid="00101473"/>
    </style:style>
    <style:style style:name="P2" style:family="paragraph" style:parent-style-name="Standard">
      <style:text-properties officeooo:rsid="0012e942" officeooo:paragraph-rsid="0012e942"/>
    </style:style>
    <style:style style:name="P3" style:family="paragraph" style:parent-style-name="Standard">
      <style:text-properties officeooo:rsid="00101473" officeooo:paragraph-rsid="00141bce"/>
    </style:style>
    <style:style style:name="P4" style:family="paragraph" style:parent-style-name="Standard">
      <style:text-properties officeooo:rsid="00101473" officeooo:paragraph-rsid="0017546c"/>
    </style:style>
    <style:style style:name="P5" style:family="paragraph" style:parent-style-name="Standard">
      <style:text-properties officeooo:rsid="00101473" officeooo:paragraph-rsid="00101473"/>
    </style:style>
    <style:style style:name="P6" style:family="paragraph" style:parent-style-name="Standard">
      <style:text-properties officeooo:rsid="00101473" officeooo:paragraph-rsid="00192797"/>
    </style:style>
    <style:style style:name="P7" style:family="paragraph" style:parent-style-name="Standard">
      <style:text-properties officeooo:rsid="00192797" officeooo:paragraph-rsid="00192797"/>
    </style:style>
    <style:style style:name="T1" style:family="text">
      <style:text-properties officeooo:rsid="0017546c"/>
    </style:style>
    <style:style style:name="T2" style:family="text">
      <style:text-properties officeooo:rsid="00189b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text:span text:style-name="T1">mkdirst </text:span>q w e r t y u i o p a s d f g h j k l z x c v b n m qq ww ee rr tt yy uu ii oo pp aa ss dd ff gg hh jj kk ll zz xx cc vv bb nn mm qa ws ed rf tg yh uj ik ol az sx dc fv gb hn jm qe wr et ry tu yi uio ad sf dg fh gj <text:s/>hk jl zc xv cb vn bm ajfk fgjk fgjkl fgjkl gfjkwl gfjkl gfjkl </text:p>
      <text:p text:style-name="P4"/>
      <text:p text:style-name="P4"><text:span text:style-name="T1">mkdirst </text:span>fjl gjfklq hjkl gjfkl qe wt et ry tu yi uo ip ad sf dgh fh gk hk jl zc xv cb vn bm qs edw fwe tr yh yuui trte eqf reg fr wfe g rth tyg wt hye regw gwer hw twg rg wreg th rg mfs rtwh thy wrg rds yutkr ghfd afda gvwt verh aefd ben erb sd fq hyw yr miuk tsh aq64 dg gh ruy 6 h 35t 2t 24 1 2 3 4 5 6 7 8 9 11 22 33 44 55 66 77 88 89 </text:p>
      <text:p text:style-name="P1"/>
      <text:p text:style-name="P2"><text:span text:style-name="T1">mkdirst </text:span>21 22 23 34 24 25 26 27 28 29 30 31 32 33 34 35 36 37 38 39 40 41 42 43 44 45 46 48 47 49 50 151 52 53 54 55 56 57 58 598 60 61 62 63 64 65 676 66 67 68 69 100 101 102 103 104 105 406 156 12 1 4lq3 43t5 h653 43r y64 653 3f <text:s/>32 t53 6y 7 6 1q 2w 3e 4r 5t 6y 7 8i 9o o0 1r</text:p>
      <text:p text:style-name="P1"/>
      <text:p text:style-name="P6"><text:span text:style-name="T1">mkdirst </text:span>1e 2r 3t 4y 5u 6 i7o 8wei 42576h e6 254t2 f563u56 f24 3f4 y64 g563f 2 54f 6 g g2 4f 1r 4t <text:s/>54</text:p>
      <text:p text:style-name="P7"/>
      <text:p text:style-name="P6">fgtg 654 g3 g5 4y 67u 87 5h35 u89u98y 67 56r 7y8y 9y y 67i8 7i7 <text:s/>t6r5 709 u9 r6r 97r 6t 79y 0y 0y g789 t658 rt698y 89u98 89 69t 47e 56 y70y 80y 8t6 r578 y708 </text:p>
      <text:p text:style-name="P1"/>
      <text:p text:style-name="P1"><text:span text:style-name="T1">mkdirst </text:span>fjkldsk jkdlf qrhqtr wyru7363 54yt564u 76i467 y63t 56y764u3t5 4y47u 47u35 yt63u746u 36y3 y65y3 6y36y 36y36 y67i78j 3t2 r4234t 53yhb 53h78k j58k968 k76j 5hh 53y 76h46h 746h476 n764 4746h 47jh476h 76jh76j h4h36y 3636y 63u7iu4 u65u36u 36i578k4yh 3gg25f2 4y46h87 6rvc 56b 76nj tawcrtv h753j ktg3 gfcwer </text:p>
      <text:p text:style-name="P1"/>
      <text:p text:style-name="P1"><text:span text:style-name="T1">mkdirst </text:span>kdlfj hk eqklhr eqrhq hjkrqfhwe ghjtekg rqw r;qw hklwqf hqwjlefhjkelw hj43 fjk fhul 32 4rh57 45y; v4t5l vy45uvkl t331v2t53 v56v v6 54vt g4rv 42vc653 bu674 nu365v 342vy 6vu67 bi7nb 3vj6 n846b5v15ct bu674 nb 62by57un qb 4j4 ebsgddb b k rb yr v u26 brtyb 7 b by 56ebrt b </text:p>
      <text:p text:style-name="P1"/>
      <text:p text:style-name="P3"><text:span text:style-name="T1">mkdirst </text:span>klfjwq rgeqg5ju 78j6j 576j857 hgw46huyk jw6y785ki y35y56ubioh yu tuif v4 fe657 f yio j7o jt78 <text:s/>gr56g 46h7 ok89 j687 rg578 g67gh 690k 98h r56d w56r f568 h7j t678 gr568 h789 j0 hr567f e56 j980</text:p>
      <text:p text:style-name="P3"/>
      <text:p text:style-name="P3"><text:span text:style-name="T2">mkdirst </text:span>jt7 g567 dw456 g6790 j89 g56 7f456 t 9j678 956 7fg 569 uj689 4 g 789j 68 h5678 g57 68ju <text:s/>u 5h 5789 h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23:40:48.012560025</meta:creation-date>
    <dc:date>2019-08-15T22:30:01.233891499</dc:date>
    <meta:editing-duration>PT30M15S</meta:editing-duration>
    <meta:editing-cycles>4</meta:editing-cycles>
    <meta:generator>LibreOffice/5.1.6.2$Linux_X86_64 LibreOffice_project/10m0$Build-2</meta:generator>
    <meta:document-statistic meta:table-count="0" meta:image-count="0" meta:object-count="0" meta:page-count="1" meta:paragraph-count="9" meta:word-count="494" meta:character-count="2050" meta:non-whitespace-character-count="1553"/>
  </office:meta>
</office:document-meta>
</file>